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Arial1" officeooo:rsid="001b2224" officeooo:paragraph-rsid="001b2224"/>
    </style:style>
    <style:style style:name="P2" style:family="paragraph" style:parent-style-name="Standard">
      <style:text-properties style:font-name="Arial1" fo:font-weight="bold" officeooo:rsid="001b2224" officeooo:paragraph-rsid="001b2224" style:font-weight-asian="bold" style:font-weight-complex="bold"/>
    </style:style>
    <style:style style:name="P3" style:family="paragraph" style:parent-style-name="Heading_20_2">
      <style:paragraph-properties fo:text-align="center" style:justify-single-word="false"/>
      <style:text-properties style:font-name="Arial1"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h text:style-name="P3" text:outline-level="2">Créditos</text:h>
      <text:p text:style-name="P2"/>
      <text:p text:style-name="P2">Daniel Chanfana Santos</text:p>
      <text:list xml:id="list1987468481" text:style-name="L1">
        <text:list-item>
          <text:p text:style-name="P1">Ideia e fundação deste projeto</text:p>
        </text:list-item>
        <text:list-item>
          <text:p text:style-name="P1">Administração</text:p>
        </text:list-item>
        <text:list-item>
          <text:p text:style-name="P1">Programação , desenvolvimento</text:p>
        </text:list-item>
        <text:list-item>
          <text:p text:style-name="P1">Desenhador projetista</text:p>
        </text:list-item>
        <text:list-item>
          <text:p text:style-name="P1">Diretor técnico</text:p>
        </text:list-item>
        <text:list-item>
          <text:p text:style-name="P1">Recursos humano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Arial" fo:font-family="Arial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18:40:14.283000000</meta:creation-date>
    <dc:date>2019-06-12T18:59:23.561000000</dc:date>
    <meta:editing-duration>PT8M7S</meta:editing-duration>
    <meta:editing-cycles>4</meta:editing-cycles>
    <meta:generator>LibreOffice/6.2.4.2$Windows_X86_64 LibreOffice_project/2412653d852ce75f65fbfa83fb7e7b669a126d64</meta:generator>
    <meta:document-statistic meta:table-count="0" meta:image-count="0" meta:object-count="0" meta:page-count="1" meta:paragraph-count="8" meta:word-count="25" meta:character-count="160" meta:non-whitespace-character-count="149"/>
  </office:meta>
</office:document-meta>
</file>